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8" table:default-cell-style-name="ce3"/>
        <table:table-column table:style-name="co3" table:number-columns-repeated="3" table:default-cell-style-name="ce4"/>
        <table:table-column table:style-name="co3" table:number-columns-repeated="16" table:default-cell-style-name="ce3"/>
        <table:table-column table:style-name="co4" table:number-columns-repeated="3" table:default-cell-style-name="ce4"/>
        <table:table-column table:style-name="co1" table:number-columns-repeated="994" table:default-cell-style-name="ce3"/>
        <table:table-row table:style-name="ro1">
          <table:table-cell table:style-name="ce1" office:value-type="string">
            <text:p>Bit 7</text:p>
          </table:table-cell>
          <table:table-cell table:style-name="ce1" office:value-type="string">
            <text:p>Bit 6</text:p>
          </table:table-cell>
          <table:table-cell table:style-name="ce1" office:value-type="string">
            <text:p>Bit 5</text:p>
          </table:table-cell>
          <table:table-cell table:style-name="ce1" office:value-type="string">
            <text:p>Bit 4</text:p>
          </table:table-cell>
          <table:table-cell table:style-name="ce1" office:value-type="string">
            <text:p>Bit 3</text:p>
          </table:table-cell>
          <table:table-cell table:style-name="ce1" office:value-type="string">
            <text:p>Bit 2</text:p>
          </table:table-cell>
          <table:table-cell table:style-name="ce1" office:value-type="string">
            <text:p>Bit 1</text:p>
          </table:table-cell>
          <table:table-cell table:style-name="ce1" office:value-type="string">
            <text:p>Bit 0</text:p>
          </table:table-cell>
          <table:table-cell office:value-type="string">
            <text:p>Bit 15</text:p>
          </table:table-cell>
          <table:table-cell office:value-type="string">
            <text:p>Bit 14</text:p>
          </table:table-cell>
          <table:table-cell office:value-type="string">
            <text:p>Bit 13</text:p>
          </table:table-cell>
          <table:table-cell office:value-type="string">
            <text:p>Bit 12</text:p>
          </table:table-cell>
          <table:table-cell office:value-type="string">
            <text:p>Bit 11</text:p>
          </table:table-cell>
          <table:table-cell office:value-type="string">
            <text:p>Bit 19</text:p>
          </table:table-cell>
          <table:table-cell office:value-type="string">
            <text:p>Bit 18</text:p>
          </table:table-cell>
          <table:table-cell office:value-type="string">
            <text:p>Bit 17</text:p>
          </table:table-cell>
          <table:table-cell office:value-type="string">
            <text:p>Bit 16</text:p>
          </table:table-cell>
          <table:table-cell/>
          <table:table-cell office:value-type="string">
            <text:p>Bit 52</text:p>
          </table:table-cell>
          <table:table-cell table:style-name="ce1" office:value-type="string">
            <text:p>dBit 7</text:p>
          </table:table-cell>
          <table:table-cell table:style-name="ce1" office:value-type="string">
            <text:p>dBit 6</text:p>
          </table:table-cell>
          <table:table-cell table:style-name="ce1" office:value-type="string">
            <text:p>dBit 5</text:p>
          </table:table-cell>
          <table:table-cell table:style-name="ce1" office:value-type="string">
            <text:p>dBit 4</text:p>
          </table:table-cell>
          <table:table-cell table:style-name="ce1" office:value-type="string">
            <text:p>dBit 3</text:p>
          </table:table-cell>
          <table:table-cell table:style-name="ce1" office:value-type="string">
            <text:p>dBit 2</text:p>
          </table:table-cell>
          <table:table-cell table:style-name="ce1" office:value-type="string">
            <text:p>dBit 1</text:p>
          </table:table-cell>
          <table:table-cell table:style-name="ce1" office:value-type="string">
            <text:p>dBit 0</text:p>
          </table:table-cell>
          <table:table-cell office:value-type="string">
            <text:p>dBit 15</text:p>
          </table:table-cell>
          <table:table-cell office:value-type="string">
            <text:p>dBit 14</text:p>
          </table:table-cell>
          <table:table-cell office:value-type="string">
            <text:p>dBit 13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8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8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8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8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S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Default"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8"/>
          <table:table-cell table:style-name="Default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Default" table:number-columns-repeated="3"/>
          <table:table-cell table:number-columns-repeated="99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08/10/2020</text:date>, <text:time>14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7M41S</meta:editing-duration>
    <meta:editing-cycles>8</meta:editing-cycles>
    <meta:generator>OpenOffice/4.1.7$Win32 OpenOffice.org_project/417m1$Build-9800</meta:generator>
    <dc:date>2020-08-10T14:59:53.82</dc:date>
    <dc:creator>Eric McCalla</dc:creator>
    <meta:document-statistic meta:table-count="3" meta:cell-count="961" meta:object-count="0"/>
    <meta:user-defined meta:name="Info 1"/>
    <meta:user-defined meta:name="Info 2"/>
    <meta:user-defined meta:name="Info 3"/>
    <meta:user-defined meta:name="Info 4"/>
  </office:meta>
</office:document-meta>
</file>